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text-properties officeooo:rsid="003c140d" officeooo:paragraph-rsid="003c140d"/>
    </style:style>
    <style:style style:name="P24" style:family="paragraph" style:parent-style-name="Text_20_body">
      <style:text-properties officeooo:rsid="003c140d"/>
    </style:style>
    <style:style style:name="P25" style:family="paragraph" style:parent-style-name="Text_20_body">
      <style:text-properties officeooo:rsid="003c140d" officeooo:paragraph-rsid="003c140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text-properties officeooo:rsid="003fc94b" officeooo:paragraph-rsid="003fc94b"/>
    </style:style>
    <style:style style:name="P30" style:family="paragraph" style:parent-style-name="Text_20_body" style:list-style-name="L5">
      <style:text-properties officeooo:rsid="003fc94b" officeooo:paragraph-rsid="003fc94b"/>
    </style:style>
    <style:style style:name="P31" style:family="paragraph" style:parent-style-name="Text_20_body" style:list-style-name="L4">
      <style:text-properties officeooo:rsid="004040ed" officeooo:paragraph-rsid="004040ed"/>
    </style:style>
    <style:style style:name="P32" style:family="paragraph" style:parent-style-name="Text_20_body">
      <style:text-properties officeooo:rsid="004040ed" officeooo:paragraph-rsid="004040ed"/>
    </style:style>
    <style:style style:name="P33"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eada9"/>
    </style:style>
    <style:style style:name="T16" style:family="text">
      <style:text-properties officeooo:rsid="003fc94b"/>
    </style:style>
    <style:style style:name="T17" style:family="text">
      <style:text-properties officeooo:rsid="004040e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P24">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1250849948783962398" text:style-name="L1">
        <text:list-item>
          <text:p text:style-name="P26">Her bed is a good place to weigh her. I suppose I could put the scale under her crate, but she spends more time in her bed than in her crate.</text:p>
        </text:list-item>
        <text:list-item>
          <text:p text:style-name="P26">She usually doesn't take toys or other animals to bed, so the maximum minus minimum weight will be her true weight. <text:s/>If she brought things into her bed, the weight measure would be complicated.</text:p>
        </text:list-item>
        <text:list-item>
          <text:p text:style-name="P26">Even though she moves around the room in the night, she spends at least a few minutes asleep in her bed every night, so that's a good time to weigh her.</text:p>
        </text:list-item>
        <text:list-item>
          <text:p text:style-name="P26">Although she sometimes sleeps with her head hanging over the edge of the bed, it never touches the floor. <text:s/>If it did, I wouldn't get a good weight reading.</text:p>
        </text:list-item>
        <text:list-item>
          <text:p text:style-name="P26">I'll have to see whether her bed cover touches the floor. <text:s/>I'm assuming it doesn't.</text:p>
        </text:list-item>
      </text:list>
      <text:p text:style-name="Text_20_body"><text:soft-page-break/>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5616614555966828287" text:style-name="L2">
        <text:list-item>
          <text:p text:style-name="P27">Each load sensor needs to be supported only on its outside arms; the center arm must be free to bend – that arm is where the strain sensor is attached.</text:p>
        </text:list-item>
        <text:list-item>
          <text:p text:style-name="P27">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7">To prevent the top piece from slipping off when bumped, I'm thinking of attaching sides to it, so that the top piece is sort of a wooden box lid with sides that go down to part of the lower part.</text:p>
        </text:list-item>
        <text:list-item>
          <text:p text:style-name="P27">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text:soft-page-break/>Bought 2 sheets of 4'x4'x3/4” plywood. <text:s/>1/2” seemed to flex too much; 3/4” didn't flex with the weight I'm planning on.</text:p>
      <text:p text:style-name="Text_20_body">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text:soft-page-break/>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73666132332166025" text:style-name="L3">
        <text:list-item>
          <text:p text:style-name="P28">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28">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text:soft-page-break/>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text:soft-page-break/>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ext:soft-page-break/>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text:soft-page-break/>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text:soft-page-break/>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text:soft-page-break/>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text:soft-page-break/>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text:soft-page-break/>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text:soft-page-break/>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text:span><text:soft-page-break/><text:span text:style-name="T9">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text:soft-page-break/>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3">The scalegateway code is currently a<text:span text:style-name="T15">n only-</text:span>slightly-modified version of noble/test.js <text:span text:style-name="T15">(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3"><text:soft-page-break/>I've learned that if the BLE Client (scalegateway) exits without disconnecting, the Arduino 101 remains in a non-advertising state which requires a reset to fix.</text:p>
      <text:h text:style-name="Heading_20_2" text:outline-level="2">July 3, 2016 – Node.js code periodically reads a set of weight<text:span text:style-name="T16">s</text:span></text:h>
      <text:p text:style-name="P29">After experimenting quite a bit to learn how to use the Noble library and various features of Javascript, the gateway app seems to, on a timer, find the scale, connect to it, and read a set of weight measurements that make up one weight record. <text:s/>I have to test it a lot more because of two things:</text:p>
      <text:list xml:id="list9043546887293897472" text:style-name="L5">
        <text:list-item>
          <text:p text:style-name="P30">There seems to be some sort of dead spot between the time it's read the last weight and the time is starts the next scan for the device, where if I exit the script it leaves the Arduino 101 BLE library in a non-advertising state. <text:s/>I need to track that down and fix it.</text:p>
        </text:list-item>
        <text:list-item>
          <text:p text:style-name="P30">Twice I've seen the scale reset its sequence of user Ids. <text:s/>It should do that only when it's reset – so is the scale resetting a lot unexpectedly?</text:p>
        </text:list-item>
      </text:list>
      <text:h text:style-name="Heading_20_2" text:outline-level="2">Next steps:</text:h>
      <text:list xml:id="list2475643840674546021" text:style-name="L4">
        <text:list-item>
          <text:p text:style-name="P31">Test the scale reading.</text:p>
        </text:list-item>
        <text:list-item>
          <text:p text:style-name="P31">Write the code to upload the record of weights to data.sparkfun.com</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ARM_EABI LibreOffice_project/430m0$Build-2</meta:generator>
    <meta:keyword>CTPClassification=CTP_NWR:VisualMarkings=</meta:keyword>
    <meta:creation-date>2016-04-03T11:38:00Z</meta:creation-date>
    <dc:date>2016-07-03T18:46:37.422168338</dc:date>
    <meta:editing-cycles>95</meta:editing-cycles>
    <meta:editing-duration>P1DT4H19M35S</meta:editing-duration>
    <meta:document-statistic meta:table-count="1" meta:image-count="0" meta:object-count="0" meta:page-count="16" meta:paragraph-count="210" meta:word-count="7515" meta:character-count="41910" meta:non-whitespace-character-count="34387"/>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